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25-09-09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25-04-21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24-09-2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24-04-15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23-08-22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23-04-26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22-09-1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22-04-20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21-09-27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21-04-22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20-09-2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20-04-21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19-09-23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19-04-24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18-09-04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18-04-27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17-10-02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17-04-13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16-09-22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16-04-08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15-09-18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15-04-24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14-09-26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14-04-23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13-09-20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13-04-2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12-09-06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12-04-04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11-09-2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11-04-21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10-09-24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10-04-12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9-09-24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9-04-17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8-09-2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8-04-18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6-09-22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5-09-21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5-06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5-06-01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5-05-02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5-04-05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5-03-08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5-02-02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5-01-03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4-12-02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4-10-28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4-09-30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4-09-01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4-07-3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4-07-01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4-05-27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4-04-28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4-03-30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4-03-0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4-01-30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4-01-02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3-12-29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3-11-2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3-10-30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3-09-29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3-08-27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3-07-30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3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2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1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1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1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0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0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0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0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0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0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0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2000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99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99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99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99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99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99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99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99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99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98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98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97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97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96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96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96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96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95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9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9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9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9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9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94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9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93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93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93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93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9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92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9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92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9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92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91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91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90-09-2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90-04-2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89-09-2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89-04-20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88-1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88-09-1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88-04-13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87-08-26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87-04-0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86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8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8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85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84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8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8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83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82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82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81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8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80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80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9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9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8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8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7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6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6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6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5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5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4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4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3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2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2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2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2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2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2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1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1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1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1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1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1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1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0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0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0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0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0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0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7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69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69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6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69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6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69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69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6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6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69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69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6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6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6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6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6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50076283003</text:p>
          </table:table-cell>
          <table:table-cell office:value-type="string" calcext:value-type="string">
            <text:p>AA Cf <text:s/>98</text:p>
          </table:table-cell>
          <table:table-cell office:value-type="string" calcext:value-type="string">
            <text:p>1969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28" meta:object-count="0"/>
    <meta:user-defined meta:name="AppVersion">3.0</meta:user-defined>
  </office:meta>
</office:document-meta>
</file>